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5" style:family="paragraph">
      <style:paragraph-properties fo:text-align="center"/>
    </style:style>
    <style:style style:name="T1" style:family="text">
      <style:text-properties officeooo:rsid="001e8d7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line text:anchor-type="paragraph" draw:z-index="0" draw:name="Linie 1" draw:style-name="gr1" draw:text-style-name="P5" svg:x1="0.042cm" svg:y1="1.405cm" svg:x2="17.267cm" svg:y2="1.406cm"><text:p/></draw:line><text:span text:style-name="T1">Interfaces Exceptions</text:span>:</text:h>
      <text:p text:style-name="P3"/>
      <text:p text:style-name="P3"/>
      <text:p text:style-name="P2">Aufgabe 1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1-14T00:28:12.512084464</dc:date>
    <meta:editing-duration>PT1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1" meta:character-count="81" meta:non-whitespace-character-count="71"/>
  </office:meta>
</office:document-meta>
</file>